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ae6e4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ae6e4" style:font-size-asian="14pt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1ae6e4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Times New Roman" fo:font-size="14pt" fo:font-style="italic" fo:font-weight="bold" officeooo:rsid="001ae6e4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officeooo:rsid="001ae6e4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Times New Roman" fo:font-size="14pt" fo:font-style="normal" fo:font-weight="bold" officeooo:rsid="001ae6e4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Times New Roman" fo:font-size="14pt" fo:font-style="normal" style:text-underline-style="solid" style:text-underline-width="auto" style:text-underline-color="font-color" fo:font-weight="bold" officeooo:rsid="001ae6e4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Times New Roman" fo:font-size="14pt" fo:font-style="normal" style:text-underline-style="none" fo:font-weight="bold" officeooo:rsid="001ae6e4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style:text-underline-style="none" officeooo:rsid="001ae6e4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font-style="normal" style:text-underline-style="none" fo:font-weight="normal" officeooo:rsid="001ae6e4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style:text-underline-style="solid" style:text-underline-width="auto" style:text-underline-color="font-color" fo:font-weight="bold" officeooo:rsid="001ae6e4" style:font-size-asian="14pt" style:font-weight-asian="bold" style:font-size-complex="14pt" style:font-weight-complex="bold"/>
    </style:style>
    <style:style style:name="T2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style:text-underline-style="none" fo:font-weight="normal" officeooo:rsid="001ae6e4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text-underline-style="none" fo:font-weight="normal" officeooo:rsid="001ae6e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" fo:font-size="14pt" fo:font-style="italic" style:text-underline-style="none" fo:font-weight="normal" officeooo:rsid="001ae6e4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style:text-underline-style="none" fo:font-weight="normal" officeooo:rsid="001ae6e4" style:font-size-asian="14pt" style:font-weight-asian="normal" style:font-size-complex="14pt" style:font-weight-complex="normal"/>
    </style:style>
    <style:style style:name="T41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style:text-underline-style="none" fo:font-weight="normal" officeooo:rsid="001ae6e4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6">Counterfactual Learning on Graphs: A Survey</text:span>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2">22(1), February 2025, 17-59<text:tab/><text:tab/><text:tab/><text:tab/><text:tab/><text:tab/><text:tab/> <text:s/></text:span></text:span><text:span text:style-name="Strong_20_Emphasis"><text:span text:style-name="T3">Temmuz</text:span></text:span><text:span text:style-name="Strong_20_Emphasis"><text:span text:style-name="T2"> <text:s/>2024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38">Anahtar Kelimeler: </text:span></text:span><text:span text:style-name="Strong_20_Emphasis"><text:span text:style-name="T37">Karşı</text:span></text:span><text:span text:style-name="Strong_20_Emphasis"><text:span text:style-name="T38">olgusal</text:span></text:span><text:span text:style-name="Strong_20_Emphasis"><text:span text:style-name="T37"> öğrenme, </text:span></text:span><text:span text:style-name="T37">Grafik yapılandırılmış veri, Grafik sinir ağları</text:span></text:p>
      <text:p text:style-name="Text_20_body"><text:span text:style-name="Strong_20_Emphasis"><text:span text:style-name="T2"/></text:span></text:p>
      <text:p text:style-name="P2"><text:span text:style-name="T2"><text:tab/>Graf yapılı veriler, sosyal ağlardan biyolojik moleküllere, finansal işlemlerden öneri sistemlerine kadar birçok gerçek dünya senaryosunda yaygın olarak kullanılan bir veri temsil biçimidir. </text:span><text:span text:style-name="Strong_20_Emphasis"><text:span text:style-name="T2">Graf Sinir Ağları (Graph Neural Networks - GNNs)</text:span></text:span><text:span text:style-name="T2">, bu tür veriler üzerinde temsili öğrenme sağlamak amacıyla geliştirilmiş ve düğüm sınıflandırma, bağlantı tahmini, topluluk algılama gibi birçok görevi başarıyla gerçekleştirebilmiştir.</text:span></text:p>
      <text:p text:style-name="P3">Ancak, GNN'lerin bazı temel kısıtlamaları bulunmaktadır:</text:p>
      <text:list xml:id="list673905605" text:style-name="L1">
        <text:list-item>
          <text:p text:style-name="P5"><text:span text:style-name="Strong_20_Emphasis"><text:span text:style-name="T2">Yorumlanabilirlik Eksikliği</text:span></text:span><text:span text:style-name="T2">: GNN'ler karmaşık yapılarından dolayı karar alma süreçlerini açıklamakta zorlanır.</text:span></text:p>
        </text:list-item>
        <text:list-item>
          <text:p text:style-name="P5"><text:span text:style-name="Strong_20_Emphasis"><text:span text:style-name="T2">Önyargıyı Miras Alma</text:span></text:span><text:span text:style-name="T2">: GNN'ler, eğitim verisindeki önyargıları doğrudan öğrenebilir ve bu da adaletsiz sonuçlara yol açabilir.</text:span></text:p>
        </text:list-item>
        <text:list-item>
          <text:p text:style-name="P4"><text:span text:style-name="Strong_20_Emphasis"><text:span text:style-name="T2">Nedensel İlişkileri Modelleyememe</text:span></text:span><text:span text:style-name="T2">: Geleneksel GNN modelleri, değişkenler arasındaki nedensel ilişkileri anlamakta yetersizdir.</text:span></text:p>
        </text:list-item>
      </text:list>
      <text:p text:style-name="Text_20_body"><text:span text:style-name="T2">Son yıllarda, </text:span><text:span text:style-name="Strong_20_Emphasis"><text:span text:style-name="T2">karşıolgusal öğrenme (counterfactual learning)</text:span></text:span><text:span text:style-name="T2"> bu kısıtlamaları aşmak için umut verici bir yaklaşım olarak ortaya çıkmıştır. </text:span><text:span text:style-name="Strong_20_Emphasis"><text:span text:style-name="T2">Karşıolgusal öğrenme</text:span></text:span><text:span text:style-name="T2">, “Eğer X yerine Y olsaydı ne olurdu?” gibi sorular sorarak, modelin gerçek dünyadaki neden-sonuç ilişkilerini anlamasına yardımcı olur. Bu yöntem, modelin adil kararlar vermesini sağlarken aynı zamanda yorumlanabilirliği de artırır.</text:span></text:p>
      <text:p text:style-name="Text_20_body"><text:span text:style-name="T2">Bu çalışmada, </text:span><text:span text:style-name="Strong_20_Emphasis"><text:span text:style-name="T2">karşıolgusal öğrenmenin grafik verileri üzerindeki uygulamalarını derinlemesine inceleyen kapsamlı bir literatür taraması</text:span></text:span><text:span text:style-name="T2"> sunulmaktadır. Karşıolgusal öğrenme teknikleri </text:span><text:span text:style-name="Strong_20_Emphasis"><text:span text:style-name="T2">adalet (fairness), açıklanabilirlik (explainability), bağlantı tahmini (link prediction) ve öneri sistemleri (recommendation systems)</text:span></text:span><text:span text:style-name="T2"> gibi temel alanlarda incelenmiştir. Çalışma, bu alanda yapılan mevcut çalışmaları sınıflandırarak, gelecekteki araştırmalara ışık tutacak bir çerçeve sunmaktadır.</text:span></text:p>
      <text:h text:style-name="Heading_20_3" text:outline-level="3"><text:span text:style-name="Strong_20_Emphasis"><text:span text:style-name="T2">1. Karşıolgusal Öğrenme ve Graf Sinir Ağları</text:span></text:span></text:h>
      <text:p text:style-name="Text_20_body"><text:span text:style-name="Strong_20_Emphasis"><text:span text:style-name="T2">Karşıolgusal öğrenme</text:span></text:span><text:span text:style-name="T2">, verinin yalnızca mevcut durumunu analiz etmekle kalmayıp, farklı olası senaryoları da modelleyerek daha güçlü ve genelleştirilebilir yapay zekâ </text:span><text:soft-page-break/><text:span text:style-name="T2">sistemleri geliştirmeyi amaçlar. Bu yöntem, özellikle aşağıdaki konularda büyük önem taşır:</text:span></text:p>
      <text:list xml:id="list2408433904" text:style-name="L2">
        <text:list-item>
          <text:p text:style-name="P7"><text:span text:style-name="Strong_20_Emphasis"><text:span text:style-name="T2">Adalet (Fairness)</text:span></text:span><text:span text:style-name="T2">: Modelin belirli bir grup lehine veya aleyhine karar verip vermediğini belirler.</text:span></text:p>
        </text:list-item>
        <text:list-item>
          <text:p text:style-name="P7"><text:span text:style-name="Strong_20_Emphasis"><text:span text:style-name="T2">Açıklanabilirlik (Explainability)</text:span></text:span><text:span text:style-name="T2">: Modelin kararlarının nedenlerini açıklamaya yardımcı olur.</text:span></text:p>
        </text:list-item>
        <text:list-item>
          <text:p text:style-name="P6"><text:span text:style-name="Strong_20_Emphasis"><text:span text:style-name="T2">Bağlantı Tahmini (Link Prediction)</text:span></text:span><text:span text:style-name="T2">: Graf yapılı verilerde düğümler arasındaki bağlantıları daha anlamlı bir şekilde tahmin etmeye olanak tanır.</text:span></text:p>
        </text:list-item>
      </text:list>
      <text:p text:style-name="P3">Bu çalışmada, karşıolgusal öğrenme yöntemleri dört ana kategori altında incelenmiştir:</text:p>
      <text:list xml:id="list2088139622" text:style-name="L3">
        <text:list-item>
          <text:p text:style-name="P9"><text:span text:style-name="Strong_20_Emphasis"><text:span text:style-name="T2">Karşıolgusal Adalet (Counterfactual Fairness)</text:span></text:span></text:p>
        </text:list-item>
        <text:list-item>
          <text:p text:style-name="P9"><text:span text:style-name="Strong_20_Emphasis"><text:span text:style-name="T2">Karşıolgusal Açıklanabilirlik (Counterfactual Explainability)</text:span></text:span></text:p>
        </text:list-item>
        <text:list-item>
          <text:p text:style-name="P9"><text:span text:style-name="Strong_20_Emphasis"><text:span text:style-name="T2">Karşıolgusal Bağlantı Tahmini ve Öneri Sistemleri</text:span></text:span></text:p>
        </text:list-item>
        <text:list-item>
          <text:p text:style-name="P8"><text:span text:style-name="Strong_20_Emphasis"><text:span text:style-name="T2">Karşıolgusal Veri Zenginleştirme ve Model Güçlendirme</text:span></text:span></text:p>
        </text:list-item>
      </text:list>
      <text:h text:style-name="Heading_20_3" text:outline-level="3"><text:span text:style-name="Strong_20_Emphasis"><text:span text:style-name="T2">2. Karşıolgusal Adalet (Counterfactual Fairness)</text:span></text:span></text:h>
      <text:p text:style-name="Text_20_body"><text:span text:style-name="T2">Makine öğrenmesi modelleri, eğitim verisindeki önyargıları doğrudan öğrenebilir ve bu da </text:span><text:span text:style-name="Strong_20_Emphasis"><text:span text:style-name="T2">ırk, cinsiyet veya sosyoekonomik durum gibi hassas özelliklere dayalı ayrımcılıklara yol açabilir</text:span></text:span><text:span text:style-name="T2">. Bu sorunu çözmek için </text:span><text:span text:style-name="Strong_20_Emphasis"><text:span text:style-name="T2">karşıolgusal adalet</text:span></text:span><text:span text:style-name="T2"> kavramı geliştirilmiştir.</text:span></text:p>
      <text:p text:style-name="Text_20_body"><text:span text:style-name="Strong_20_Emphasis"><text:span text:style-name="T2">Karşıolgusal adalet, bir modelin çıktısının, hassas değişkenler değiştirilse bile değişmemesi gerektiğini öne sürer.</text:span></text:span><text:span text:style-name="T2"> Örneğin, bir kredi başvurusunun değerlendirilmesi sırasında, başvuranın cinsiyeti değiştirildiğinde (örneğin erkek yerine kadın olarak değiştirilirse), modelin kararı değişmemelidir.</text:span></text:p>
      <text:p text:style-name="P3">Bu yaklaşımlar genellikle iki aşamadan oluşur:</text:p>
      <text:list xml:id="list174445988" text:style-name="L4">
        <text:list-item>
          <text:p text:style-name="P11"><text:span text:style-name="Strong_20_Emphasis"><text:span text:style-name="T2">Karşıolgusal Veri Üretimi</text:span></text:span><text:span text:style-name="T2">: Orijinal verideki hassas değişkenler değiştirilerek sentetik karşıolgusal veri oluşturulur.</text:span></text:p>
        </text:list-item>
        <text:list-item>
          <text:p text:style-name="P10"><text:span text:style-name="Strong_20_Emphasis"><text:span text:style-name="T2">Öğrenme Sürecinin Yeniden Düzenlenmesi</text:span></text:span><text:span text:style-name="T2">: Model, hem orijinal hem de karşıolgusal veriler üzerinde eğitilerek adil kararlar vermesi sağlanır.</text:span></text:p>
        </text:list-item>
      </text:list>
      <text:p text:style-name="P3">Bazı yaygın yöntemler:</text:p>
      <text:list xml:id="list1879976829" text:style-name="L5">
        <text:list-item>
          <text:p text:style-name="P13"><text:span text:style-name="Strong_20_Emphasis"><text:span text:style-name="T2">Adversarial Debiasing</text:span></text:span><text:span text:style-name="T2">: Modelin hassas değişkenleri göz ardı etmesini sağlamak için rakip (adversary) ağlar kullanılır.</text:span></text:p>
        </text:list-item>
        <text:list-item>
          <text:p text:style-name="P13"><text:span text:style-name="Strong_20_Emphasis"><text:span text:style-name="T2">Adalet Kısıtlamaları</text:span></text:span><text:span text:style-name="T2">: Modelin öğrenme sürecine doğrudan adalet kısıtlamaları eklenir.</text:span></text:p>
        </text:list-item>
        <text:list-item>
          <text:p text:style-name="P12"><text:span text:style-name="Strong_20_Emphasis"><text:span text:style-name="T2">Karşıolgusal Düzenleme (Regularization)</text:span></text:span><text:span text:style-name="T2">: Modelin çıktılarının karşıolgusal dünyada da tutarlı olması için özel kayıp fonksiyonları kullanılır.</text:span></text:p>
        </text:list-item>
      </text:list>
      <text:h text:style-name="Heading_20_3" text:outline-level="3"><text:soft-page-break/><text:span text:style-name="Strong_20_Emphasis"><text:span text:style-name="T2">3. Karşıolgusal Açıklanabilirlik (Counterfactual Explainability)</text:span></text:span></text:h>
      <text:p text:style-name="Text_20_body"><text:span text:style-name="T2">Makine öğrenmesi modellerinin nasıl karar verdiğini anlamak, özellikle kritik alanlarda (örneğin tıbbi teşhislerde veya finansal karar destek sistemlerinde) büyük önem taşır. Ancak, </text:span><text:span text:style-name="Strong_20_Emphasis"><text:span text:style-name="T2">GNN'ler gibi karmaşık modellerin karar alma süreçleri genellikle opaktır</text:span></text:span><text:span text:style-name="T2">.</text:span></text:p>
      <text:p text:style-name="Text_20_body"><text:span text:style-name="Strong_20_Emphasis"><text:span text:style-name="T2">Karşıolgusal açıklanabilirlik</text:span></text:span><text:span text:style-name="T2">, modelin bir karar vermesine neden olan temel faktörleri anlamaya yardımcı olur. Örneğin, bir müşterinin kredi başvurusunun reddedilmesi durumunda, model “Eğer gelir seviyesi %10 daha yüksek olsaydı, başvuru kabul edilir miydi?” gibi sorulara yanıt verebilir.</text:span></text:p>
      <text:p text:style-name="Text_20_body"><text:span text:style-name="Strong_20_Emphasis"><text:span text:style-name="T2">Başlıca yöntemler:</text:span></text:span></text:p>
      <text:list xml:id="list2326495617" text:style-name="L6">
        <text:list-item>
          <text:p text:style-name="P15"><text:span text:style-name="Strong_20_Emphasis"><text:span text:style-name="T2">Öznitelik Temelli Açıklamalar</text:span></text:span><text:span text:style-name="T2">: Modelin hangi özelliklere odaklandığını analiz eder.</text:span></text:p>
        </text:list-item>
        <text:list-item>
          <text:p text:style-name="P15"><text:span text:style-name="Strong_20_Emphasis"><text:span text:style-name="T2">Alt-Graf Temelli Açıklamalar</text:span></text:span><text:span text:style-name="T2">: Modelin hangi düğümler ve bağlantılar üzerinden tahmin yaptığını gösterir.</text:span></text:p>
        </text:list-item>
        <text:list-item>
          <text:p text:style-name="P14"><text:span text:style-name="Strong_20_Emphasis"><text:span text:style-name="T2">Sebep-Sonuç Modelleme</text:span></text:span><text:span text:style-name="T2">: Modelin kararlarını değiştirebilecek alternatif senaryolar oluşturur.</text:span></text:p>
        </text:list-item>
      </text:list>
      <text:h text:style-name="Heading_20_3" text:outline-level="3"><text:span text:style-name="Strong_20_Emphasis"><text:span text:style-name="T2">4. Karşıolgusal Bağlantı Tahmini ve Öneri Sistemleri</text:span></text:span></text:h>
      <text:p text:style-name="Text_20_body"><text:span text:style-name="T2">Öneri sistemleri, genellikle kullanıcıların geçmiş davranışlarına dayanarak tahmin yapar. Ancak, öneri sistemleri </text:span><text:span text:style-name="Strong_20_Emphasis"><text:span text:style-name="T2">kullanıcılara önyargılı öneriler sunabilir ve kullanıcıları belirli içerik türlerine sıkıştırabilir</text:span></text:span><text:span text:style-name="T2">.</text:span></text:p>
      <text:p text:style-name="Text_20_body"><text:span text:style-name="T2">Karşıolgusal öğrenme, </text:span><text:span text:style-name="Strong_20_Emphasis"><text:span text:style-name="T2">öneri sistemlerinin çeşitliliğini artırmak ve daha kapsayıcı öneriler sunmak için</text:span></text:span><text:span text:style-name="T2"> kullanılabilir. Örneğin, bir kitap öneri sistemi şu soruyu sorabilir:</text:span></text:p>
      <text:list xml:id="list735299744" text:style-name="L7">
        <text:list-item>
          <text:p text:style-name="P16">"Eğer kullanıcı daha önce bilim kurgu yerine tarih kitapları okumuş olsaydı, önerilen kitaplar değişir miydi?"</text:p>
        </text:list-item>
      </text:list>
      <text:p text:style-name="Text_20_body"><text:span text:style-name="T2">Bağlantı tahmini açısından, karşıolgusal öğrenme, </text:span><text:span text:style-name="Strong_20_Emphasis"><text:span text:style-name="T2">düğümler arasındaki ilişkileri anlamlandırmada daha sağlam bir yapı sunar</text:span></text:span><text:span text:style-name="T2">. Örneğin, iki kişinin sosyal ağda arkadaş olup olmayacağını belirlerken, </text:span><text:span text:style-name="Strong_20_Emphasis"><text:span text:style-name="T2">bu kişilerin farklı ortamlarda nasıl etkileşime gireceğini modelleyerek daha sağlam tahminler yapılabilir</text:span></text:span><text:span text:style-name="T2">.</text:span></text:p>
      <text:p text:style-name="Text_20_body"><text:span text:style-name="T2">Bu çalışma, </text:span><text:span text:style-name="Strong_20_Emphasis"><text:span text:style-name="T2">karşıolgusal öğrenmenin graf yapılı veriler üzerindeki uygulamalarını kapsamlı bir şekilde inceleyerek</text:span></text:span><text:span text:style-name="T2">, </text:span><text:span text:style-name="Strong_20_Emphasis"><text:span text:style-name="T2">adalet, açıklanabilirlik, bağlantı tahmini ve öneri sistemleri</text:span></text:span><text:span text:style-name="T2"> gibi kritik alanlarda nasıl kullanılabileceğini göstermiştir.</text:span></text:p>
      <text:p text:style-name="Text_20_body"><text:span text:style-name="Strong_20_Emphasis"><text:span text:style-name="T2">Ana bulgular:</text:span></text:span></text:p>
      <text:list xml:id="list1527073494" text:style-name="L8">
        <text:list-item>
          <text:p text:style-name="P18"><text:soft-page-break/><text:span text:style-name="Strong_20_Emphasis"><text:span text:style-name="T2">GNN'lerin doğrudan veri önyargılarını öğrenmesi, karşıolgusal yaklaşımlar ile azaltılabilir.</text:span></text:span></text:p>
        </text:list-item>
        <text:list-item>
          <text:p text:style-name="P18"><text:span text:style-name="Strong_20_Emphasis"><text:span text:style-name="T2">Karşıolgusal açıklamalar, model kararlarının şeffaflığını artırır ve kullanıcı güvenini artırabilir.</text:span></text:span></text:p>
        </text:list-item>
        <text:list-item>
          <text:p text:style-name="P17"><text:span text:style-name="Strong_20_Emphasis"><text:span text:style-name="T2">Karşıolgusal öğrenme, öneri sistemlerinin çeşitliliğini artırarak adil ve etik AI sistemleri geliştirilmesini destekler.</text:span></text:span></text:p>
        </text:list-item>
      </text:list>
      <text:p text:style-name="Text_20_body"><text:span text:style-name="T2">Gelecekteki çalışmalar, </text:span><text:span text:style-name="Strong_20_Emphasis"><text:span text:style-name="T2">karşıolgusal öğrenme ile grafik tabanlı yapay zekâ modellerinin daha güvenilir hale getirilmesine odaklanmalıdır</text:span>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35:05.820127860</meta:creation-date>
    <dc:date>2025-03-06T10:43:39.913863079</dc:date>
    <meta:editing-duration>PT55M1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48" meta:word-count="767" meta:character-count="6588" meta:non-whitespace-character-count="5881"/>
  </office:meta>
</office:document-meta>
</file>